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565000047D644C49F6A.svm"/>
  <manifest:file-entry manifest:media-type="" manifest:full-path="Pictures/2000000700005D3A00001B4A35A707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style:font-name="Cambria" fo:font-size="14pt" fo:language="en" fo:country="US" style:font-size-asian="14pt" style:font-size-complex="14pt"/>
    </style:style>
    <style:style style:name="P3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4" style:family="paragraph" style:parent-style-name="Text_20_body" style:list-style-name="L1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Cambria" fo:font-size="14pt" style:font-size-asian="14pt" style:font-size-complex="14pt"/>
    </style:style>
    <style:style style:name="P6" style:family="paragraph" style:parent-style-name="Text_20_body" style:list-style-name="L1">
      <style:text-properties style:font-name="Cambria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2" style:font-name-asian="Times New Roman2" style:font-name-complex="Times New Roman2"/>
    </style:style>
    <style:style style:name="T9" style:family="text">
      <style:text-properties style:font-name="Times New Roman" fo:language="ru" fo:country="RU" fo:font-weight="normal" style:font-weight-asian="normal" style:font-weight-complex="normal"/>
    </style:style>
    <style:style style:name="T10" style:family="text">
      <style:text-properties style:font-name="Times New Roman" fo:language="ru" fo:country="RU" fo:font-weight="bold" style:font-weight-asian="bold" style:font-weight-complex="bold"/>
    </style:style>
    <style:style style:name="T11" style:family="text">
      <style:text-properties style:font-name="Times New Roman" fo:language="en" fo:country="US" fo:font-weight="normal" style:font-weight-asian="normal" style:font-weight-complex="normal"/>
    </style:style>
    <style:style style:name="T12" style:family="text">
      <style:text-properties style:font-name="Times New Roman" fo:language="en" fo:country="US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Общие сведения о базе данных сигналов <text:span text:style-name="T1">SDB</text:span></text:h>
          </table:table-cell>
        </table:table-row>
        <table:table-row table:style-name="Table1.2">
          <table:table-cell table:style-name="Table1.A2" office:value-type="string">
            <text:p text:style-name="P2">[<text:span text:style-name="T4">страница в разработке</text:span>]</text:p>
            <text:p text:style-name="P3">В среде <text:span text:style-name="T1">SimInTech </text:span>есть возможность, помимо использования сигналов проекта и глобальных переменных языка программирования (вкладка «Параметры» любого схемного окна), подключать внешнюю, по отношению к файлу проекта, базу данных (БД). База данных подключается в виде модуля расширения (плагина), как динамически подключаемая библиотека (<text:span text:style-name="T1">dll). </text:span>В стандартную поставку <text:span text:style-name="T1">SimInTech </text:span>включена БД сигналов <text:span text:style-name="T1">SDB (</text:span>модуль расширения <text:span text:style-name="T1">sdb.dll), </text:span>подключение которой к файлу проекта осуществляется во вкладке «Настройки» в параметрах расчета проекта:</text:p>
            <text:p text:style-name="P3"><draw:frame draw:style-name="fr1" draw:name="Графический объект1" text:anchor-type="paragraph" svg:width="23.871cm" svg:height="6.987cm" draw:z-index="0"><draw:image xlink:href="Pictures/2000000700005D3A00001B4A35A70714.svm" xlink:type="simple" xlink:show="embed" xlink:actuate="onLoad"/></draw:frame>При таком задании модуля расширения базы данных проекта и имени файла базы данных, становится доступным пункт главного меню «Инструменты» <text:span text:style-name="T14">→</text:span> «База данных...». Данный пункт меню вызывает диалоговое окно — интерфейс к базе данных, в котором доступен просмотр, наполнение и редактирование сигналов БД:</text:p>
            <text:p text:style-name="P3"><draw:frame draw:style-name="fr1" draw:name="Графический объект3" text:anchor-type="paragraph" svg:width="25.959cm" svg:height="18.39cm" draw:z-index="1"><draw:image xlink:href="Pictures/2000000700006565000047D644C49F6A.svm" xlink:type="simple" xlink:show="embed" xlink:actuate="onLoad"/></draw:frame><text:soft-page-break/>База данных сигналов <text:span text:style-name="T1">SDB </text:span>представляет собой структурированную базу данных, содержащую три уровня: <text:span text:style-name="T7">Категории</text:span>, <text:span text:style-name="T7">Группы</text:span> сигналов и <text:span text:style-name="T7">Сигналы</text:span> групп.</text:p>
            <text:p text:style-name="P3"><text:span text:style-name="T7">Категория</text:span> сигналов является прообразом, шаблоном или, в терминах программирования, классом для объектов базы данных.</text:p>
            <text:p text:style-name="P3"><text:span text:style-name="T7">Группа</text:span> сигналов является логической единицей базы данных и всегда представляет собой объект какой-либо категории.</text:p>
            <text:p text:style-name="P3"><text:span text:style-name="T7">Сигнал</text:span> является физически существующей в области памяти единицей: одной из переменных группы, именованных и типизированных.</text:p>
            <text:p text:style-name="P3">Таким образом, категории создают архитектуру БД, группы сигналов — наполнение, сигналы — составляют список сигналов базы данных, который формируется и может быть использован в проекте.</text:p>
            <text:p text:style-name="P3">Сигналы конкретной группы сигналов не обязательно должны строго соответствовать шаблону, записанному в категории, но это соответствие желательно соблюдать, за исключением особых обоснованных ситуаций.</text:p>
            <text:p text:style-name="P3">Идеологически категории используются для создания типовых объектов моделирования, или типовых логических (функциональных) частей алгоритмов. Примеры типовых объектов: Блок управления задвижкой (<text:span text:style-name="T7">БУК</text:span>), блок управления клапаном (<text:span text:style-name="T7">БУК</text:span>), блок управления двигателем (<text:span text:style-name="T7">БУД</text:span>), регулятор (<text:span text:style-name="T7">Р27</text:span>), модель датчика (<text:span text:style-name="T7">Датчик</text:span>) и проч. Примеры типовых функциональных частей алгоритмов: Предупредительная защита (<text:span text:style-name="T7">ПЗ</text:span>), Аварийная защита (<text:span text:style-name="T7">АЗ</text:span>), формирование уставок по показаниям датчиков (<text:span text:style-name="T7">Уставки</text:span>), <text:span text:style-name="T7">Накладки</text:span>, <text:span text:style-name="T7">Сигнализации</text:span>, <text:span text:style-name="T7">Отказы</text:span><text:span text:style-name="T13"> и проч.</text:span></text:p>
            <text:p text:style-name="P3"><text:span text:style-name="T13">Как правило, все объекты какой-либо одной категории (какого-либо одного типа) имеют сходные (в идеальном случае одинаковые) наборы свойств и параметров, и требуют одинаковой обработки этих параметров на каждомрасчетном шаге. Таким образом, подобные объекты поддаются формализации и векторной обработке сигналов, или обработке сигналов по шаблонному алгоритму. Другой вариант обработки групп сигналов одной категории — использование стандартных подпрограмм, и вызов этих подпрограмм типовым образом через интерфейсный блок. Оба варианта могут быть реализованы в </text:span><text:span text:style-name="T2">SimInTech.</text:span></text:p>
            <text:p text:style-name="P3"><text:soft-page-break/><text:span text:style-name="T13">Интерфейс БД сигналов </text:span><text:span text:style-name="T2">SDB </text:span><text:span text:style-name="T13">содержит:</text:span></text:p>
            <text:list xml:id="list6948170392166544246" text:style-name="L1">
              <text:list-item>
                <text:p text:style-name="P6"><text:span text:style-name="T5">Панель «Фильтры», в которой можно создавать и настраивать пользовательские фильтры, влияющие на отображаемые категории, группы сигналов и сигналы групп. На содержимое БД фильтры не влияют. Сохраняемые фильтры при активации используют местные фильтры, которыми можно пользоваться вручную. В фильтрах допустимо использование служебного символа * (звёздочки). Фильтры сохраняются в отдельном файле с расширением *</text:span><text:span text:style-name="T6">.</text:span><text:span text:style-name="T3">filters</text:span><text:span text:style-name="T2"> , </text:span><text:span text:style-name="T5">в каталоге расположения файла базы данных.</text:span></text:p>
              </text:list-item>
              <text:list-item>
                <text:p text:style-name="P4">Панель «Категории», в которой можно создавать и настраивать категории базы данных.</text:p>
              </text:list-item>
              <text:list-item>
                <text:p text:style-name="P4">Панель «Группы сигналов», в которой можно списком создавать, добавлять и удалять группы сигналов для выбранной категории БД.</text:p>
              </text:list-item>
              <text:list-item>
                <text:p text:style-name="P4">Панель «Сигналы и данные для групп», в которой можно создавать, добавлять, редактировать и удалять сигналы, их значения по умолчанию (начальные значения), настраивать типы данных для сигналов, описание и способ расчета. Допустимо выделять несколько групп сигналов и просматривать списком (режим «Сводная таблица») сигналы нескольких групп.</text:p>
              </text:list-item>
              <text:list-item>
                <text:p text:style-name="P4">Кнопки сохранения, загрузки и дополнения базы данных.</text:p>
              </text:list-item>
              <text:list-item>
                <text:p text:style-name="P6"><text:span text:style-name="T5">Панель настройки, для задания настроек БД, </text:span><text:span text:style-name="T6">сохраняемых в проекте</text:span><text:span text:style-name="T5">.</text:span></text:p>
              </text:list-item>
            </text:list>
            <text:p text:style-name="P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0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3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ur_20_code" style:display-name="Our code" style:family="paragraph" style:parent-style-name="Text_20_body">
      <style:paragraph-properties fo:margin-top="0cm" fo:margin-bottom="0cm" fo:line-height="100%"/>
      <style:text-properties style:font-name="DejaVu Sans Mono"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35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ие сведения о базе данных сигналов SDB</dc:title>
    <dc:date>2015-01-08T00:24:36.62</dc:date>
    <meta:generator>OpenOffice/4.1.1$Win32 OpenOffice.org_project/411m6$Build-9775</meta:generator>
    <meta:editing-duration>PT5H55M5S</meta:editing-duration>
    <meta:editing-cycles>111</meta:editing-cycles>
    <meta:document-statistic meta:table-count="1" meta:image-count="2" meta:object-count="0" meta:page-count="3" meta:paragraph-count="19" meta:word-count="515" meta:character-count="4019"/>
    <meta:user-defined meta:name="Поле 1"/>
    <meta:user-defined meta:name="Поле 2"/>
    <meta:user-defined meta:name="Поле 3"/>
    <meta:user-defined meta:name="Поле 4"/>
  </office:meta>
</office:document-meta>
</file>